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28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393cm" style:use-optimal-column-width="false"/>
    </style:style>
    <style:style style:name="co2" style:family="table-column">
      <style:table-column-properties style:column-width="4.396cm" style:use-optimal-column-width="false"/>
    </style:style>
    <style:style style:name="co3" style:family="table-column">
      <style:table-column-properties style:column-width="12.57cm" style:use-optimal-column-width="false"/>
    </style:style>
    <style:style style:name="ro1" style:family="table-row">
      <style:table-row-properties style:row-height="1.658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805cm"/>
    </style:style>
    <style:style style:name="ro4" style:family="table-row">
      <style:table-row-properties style:row-height="1.80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36pt" style:font-size-asian="36pt" style:font-size-complex="36pt"/>
    </style:style>
    <style:style style:name="P1" style:family="paragraph">
      <style:text-properties fo:font-size="32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8000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dc2300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BIx::Class – The Perl ORM<text:tab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Erez Schatz</text:p>
            <text:p text:style-name="P1">30/11/20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an OR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Object Relational Mapping</text:p>
              </text:list-item>
              <text:list-item>
                <text:p>Invented by Someone</text:p>
              </text:list-item>
              <text:list-item>
                <text:p>Creates an abstraction layer between relational databases and an object-oriented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an ORM</text:p>
          </draw:text-box>
        </draw:frame>
        <draw:frame draw:style-name="standard" draw:layer="layout" svg:width="21.967cm" svg:height="8.667cm" svg:x="2.997cm" svg:y="6.34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id</text:p>
              </table:table-cell>
              <table:table-cell>
                <text:p>name</text:p>
              </table:table-cell>
              <table:table-cell>
                <text:p>age</text:p>
              </table:table-cell>
              <table:table-cell>
                <text:p>hair</text:p>
              </table:table-cell>
              <table:table-cell>
                <text:p>Finishing move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Larry</text:p>
              </table:table-cell>
              <table:table-cell>
                <text:p>34</text:p>
              </table:table-cell>
              <table:table-cell>
                <text:p>Black</text:p>
              </table:table-cell>
              <table:table-cell>
                <text:p>Fingers to the eyes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Moe</text:p>
              </table:table-cell>
              <table:table-cell>
                <text:p>33</text:p>
              </table:table-cell>
              <table:table-cell>
                <text:p>Ginger</text:p>
              </table:table-cell>
              <table:table-cell>
                <text:p>Punch the stomach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Curly</text:p>
              </table:table-cell>
              <table:table-cell>
                <text:p>31</text:p>
              </table:table-cell>
              <table:table-cell>
                <text:p>bald</text:p>
              </table:table-cell>
              <table:table-cell>
                <text:p>Punch the ears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an ORM</text:p>
          </draw:text-box>
        </draw:frame>
        <draw:frame draw:style-name="standard" draw:layer="layout" svg:width="12.569cm" svg:height="11.039cm" svg:x="6.866cm" svg:y="5.857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2">Stooge</text:p>
              </table:table-cell>
            </table:table-row>
            <table:table-row table:style-name="ro3">
              <table:table-cell table:style-name="ce2">
                <text:p text:style-name="P2">Name</text:p>
              </table:table-cell>
            </table:table-row>
            <table:table-row table:style-name="ro3">
              <table:table-cell table:style-name="ce2">
                <text:p text:style-name="P2">Age</text:p>
              </table:table-cell>
            </table:table-row>
            <table:table-row table:style-name="ro3">
              <table:table-cell table:style-name="ce2">
                <text:p text:style-name="P2">Hit()</text:p>
              </table:table-cell>
            </table:table-row>
            <table:table-row table:style-name="ro3">
              <table:table-cell table:style-name="ce2">
                <text:p text:style-name="P2">Defend()</text:p>
              </table:table-cell>
            </table:table-row>
            <table:table-row table:style-name="ro4">
              <table:table-cell table:style-name="ce2">
                <text:p text:style-name="P2">Insult(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do we need i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bstracts Database interaction</text:p>
              </text:list-item>
              <text:list-item>
                <text:p>Works within application rules</text:p>
              </text:list-item>
              <text:list-item>
                <text:p>No need to massage data back and forwards</text:p>
              </text:list-item>
              <text:list-item>
                <text:p>Run methods on objects</text:p>
              </text:list-item>
              <text:list-item>
                <text:p>Cross-Vendor DB support</text:p>
              </text:list-item>
              <text:list-item>
                <text:p text:style-name="P3">NO SQ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QL wo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  <text:p><text:span text:style-name="T1">$sth</text:span><text:span text:style-name="T2"> </text:span><text:span text:style-name="T3">=</text:span><text:span text:style-name="T2"> </text:span><text:span text:style-name="T4">$dbh</text:span><text:span text:style-name="T3">-&gt;</text:span><text:span text:style-name="T2">prepare</text:span><text:span text:style-name="T3">("</text:span><text:span text:style-name="T2">SELET foo, bar FROM table WERE baz=?</text:span><text:span text:style-name="T3">")</text:span><text:span text:style-name="T5">;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01cm" svg:y="0.837cm" presentation:class="title" presentation:user-transformed="true">
          <draw:text-box>
            <text:p>SQL woes</text:p>
          </draw:text-box>
        </draw:frame>
        <draw:frame presentation:style-name="pr5" draw:layer="layout" svg:width="25.199cm" svg:height="13.859cm" svg:x="1.401cm" svg:y="4.914cm" presentation:class="outline" presentation:user-transformed="true">
          <draw:text-box>
            <text:list text:style-name="L3">
              <text:list-header>
                <text:p/>
                <text:p><text:span text:style-name="T6"><text:s text:c="9"/></text:span><text:span text:style-name="T6">use DBI;</text:span></text:p>
                <text:p><text:span text:style-name="T6"><text:s text:c="9"/></text:span><text:span text:style-name="T6">@driver_names = DBI-&gt;available_drivers;</text:span></text:p>
                <text:p><text:span text:style-name="T6"><text:s text:c="9"/></text:span><text:span text:style-name="T6">%drivers <text:s text:c="5"/>= DBI-&gt;installed_drivers;</text:span></text:p>
                <text:p><text:span text:style-name="T6"><text:s text:c="9"/></text:span><text:span text:style-name="T6">@data_sources = DBI-&gt;data_sources($driver_name, \%attr);</text:span></text:p>
                <text:p><text:span text:style-name="T6"><text:s text:c="9"/></text:span><text:span text:style-name="T6">$dbh = DBI-&gt;connect($data_source, $username, $auth, \%attr);</text:span></text:p>
                <text:p><text:span text:style-name="T6"><text:s text:c="9"/></text:span><text:span text:style-name="T6">$rv <text:s/>= $dbh-&gt;do($statement);</text:span></text:p>
                <text:p><text:span text:style-name="T6"><text:s text:c="9"/></text:span><text:span text:style-name="T6">$rv <text:s/>= $dbh-&gt;do($statement, \%attr);</text:span></text:p>
                <text:p><text:span text:style-name="T6"><text:s text:c="9"/></text:span><text:span text:style-name="T6">$rv <text:s/>= $dbh-&gt;do($statement, \%attr, @bind_values);</text:span></text:p>
                <text:p><text:span text:style-name="T1">$sth</text:span><text:span text:style-name="T7"> </text:span><text:span text:style-name="T3">=</text:span><text:span text:style-name="T7"> </text:span><text:span text:style-name="T4">$dbh</text:span><text:span text:style-name="T3">-&gt;</text:span><text:span text:style-name="T7">prepare</text:span><text:span text:style-name="T3">("</text:span><text:span text:style-name="T7">SELET foo, bar FROM table WERE baz=?</text:span><text:span text:style-name="T3">")</text:span><text:span text:style-name="T7"> </text:span></text:p>
                <text:p><text:span text:style-name="T6"><text:s text:c="9"/></text:span><text:span text:style-name="T6">$ary_ref <text:s/>= $dbh-&gt;selectall_arrayref($statement);</text:span></text:p>
                <text:p><text:span text:style-name="T6"><text:s text:c="9"/></text:span><text:span text:style-name="T6">$hash_ref = $dbh-&gt;selectall_hashref($statement, $key_field);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Don't We Need I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bstracts a lot</text:p>
              </text:list-item>
              <text:list-item>
                <text:p>Still needs knowledge of underlying mechanisms</text:p>
              </text:list-item>
              <text:list-item>
                <text:p>No DB optimization</text:p>
              </text:list-item>
              <text:list-item>
                <text:p>Many DB calls</text:p>
              </text:list-item>
              <text:list-item>
                <text:p>Good in handling simple joins</text:p>
              </text:list-item>
              <text:list-item>
                <text:p>Not that good in more complex ones</text:p>
              </text:list-item>
              <text:list-item>
                <text:p>No DB checks for type and validation until run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O &lt; - &gt; RDB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ther Perl OR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oseDB</text:p>
              </text:list-item>
              <text:list-item>
                <text:p>Class::DBI</text:p>
              </text:list-item>
              <text:list-item>
                <text:p>Other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BIx::Clas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reated by mst</text:p>
              </text:list-item>
              <text:list-item>
                <text:p><text:a xlink:href="http://metacpan/">http://metacpan</text:a>....</text:p>
              </text:list-item>
              <text:list-item>
                <text:p><text:a xlink:href="http://dbix-class.org/">http://dbix-class.org</text:a></text:p>
              </text:list-item>
              <text:list-item>
                <text:p><text:a xlink:href="http://lists.shadocat/">http://lists.shadocat</text:a>...</text:p>
              </text:list-item>
              <text:list-item>
                <text:p>Irc.perl.org/dbix-class</text:p>
              </text:list-item>
              <text:list-item>
                <text:p>Perldoc DBIx::Class(::Manua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<text:span text:style-name="T9">$cpanm DBIx::Clas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4" draw:layer="layout" svg:width="16.032cm" svg:height="17.531cm" svg:x="3.302cm" svg:y="2.027cm">
          <draw:text-box>
            <text:p text:style-name="P4"><text:span text:style-name="T10">├── </text:span><text:span text:style-name="T10">Schema</text:span></text:p>
            <text:p text:style-name="P4"><text:span text:style-name="T10">│   ├── </text:span><text:span text:style-name="T10">Result</text:span></text:p>
            <text:p text:style-name="P4"><text:span text:style-name="T10">│   │   ├── </text:span><text:span text:style-name="T10">Dog.pm</text:span></text:p>
            <text:p text:style-name="P4"><text:span text:style-name="T10">│   │   ├── </text:span><text:span text:style-name="T10">Race.pm</text:span></text:p>
            <text:p text:style-name="P4"><text:span text:style-name="T10">│   │   ├── </text:span><text:span text:style-name="T10">Vice.pm</text:span></text:p>
            <text:p text:style-name="P4"><text:span text:style-name="T10">│   │   ├── </text:span><text:span text:style-name="T10">Food.pm</text:span></text:p>
            <text:p text:style-name="P4"><text:span text:style-name="T10">│   │   ├── </text:span><text:span text:style-name="T10">DogFood.pm</text:span></text:p>
            <text:p text:style-name="P4"><text:span text:style-name="T10">│   │   ├── </text:span><text:span text:style-name="T10">RaceFood.pm</text:span></text:p>
            <text:p text:style-name="P4"><text:span text:style-name="T10">│   │   └── </text:span><text:span text:style-name="T10">DogVice.pm</text:span></text:p>
            <text:p text:style-name="P4"><text:span text:style-name="T10">│   ├── </text:span><text:span text:style-name="T10">ResultSet</text:span></text:p>
            <text:p text:style-name="P4"><text:span text:style-name="T10">│   │   ├── </text:span><text:span text:style-name="T10">Dog.pm</text:span></text:p>
            <text:p text:style-name="P4"><text:span text:style-name="T10">│   │   ├── </text:span><text:span text:style-name="T10">Vice.pm</text:span></text:p>
            <text:p text:style-name="P4"><text:span text:style-name="T10">│   │   └── </text:span><text:span text:style-name="T10">Food.pm</text:span></text:p>
            <text:p text:style-name="P4"><text:span text:style-name="T10">├── </text:span><text:span text:style-name="T10">Schema.p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08:20:41</meta:creation-date>
    <meta:editing-duration>PT37M42S</meta:editing-duration>
    <meta:editing-cycles>12</meta:editing-cycles>
    <dc:date>2011-11-28T08:58:12</dc:date>
    <meta:generator>LibreOffice/3.4$Linux LibreOffice_project/340m1$Build-302</meta:generator>
    <meta:document-statistic meta:object-count="72"/>
  </office:meta>
</office:document-meta>
</file>